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3aca" officeooo:paragraph-rsid="001e3aca"/>
    </style:style>
    <style:style style:name="P2" style:family="paragraph" style:parent-style-name="Standard">
      <style:text-properties officeooo:rsid="001f54d4" officeooo:paragraph-rsid="001f54d4"/>
    </style:style>
    <style:style style:name="P3" style:family="paragraph" style:parent-style-name="Standard">
      <style:text-properties officeooo:paragraph-rsid="001f54d4"/>
    </style:style>
    <style:style style:name="P4" style:family="paragraph" style:parent-style-name="Standard">
      <style:text-properties officeooo:rsid="0021b515" officeooo:paragraph-rsid="0021b515"/>
    </style:style>
    <style:style style:name="T1" style:family="text">
      <style:text-properties officeooo:rsid="001f54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quence Algorithms</text:p>
      <text:p text:style-name="P1"/>
      <text:p text:style-name="P2">Hello, In this video we are covering sequence algorithms, specifically we will introduce the different types of sequence algorithms, and take an in-depth look at std::for_each</text:p>
      <text:p text:style-name="P2"/>
      <text:p text:style-name="P2"/>
      <text:p text:style-name="P2">There are two main groups of sequence algorithms we are going to look at, Modifying and non-modifying. Non-modifying algorithms are called that because they are guaranteed not to modify or alter the way your data is laid out in your range. If you have a vector of ints, and call the find function, after the call the vector will still contain the same data in the same order. You should always be aware of what algorithms will modify your data set and which wont. Some are obvious, like swap or fill, but others are not like next_permutation. </text:p>
      <text:p text:style-name="P2"/>
      <text:p text:style-name="P2">Modifying sequence operations are those operations that do modify or rearrange a range of data. This can happen knowingly by the user, like calling remove, or as a side effect like calling next_permutation. Most of the time it is easy to tell which functions will modify your data and which won’t, but if your unsure, or you know you dont want your data modified at all, copy it first and operate on the copy. </text:p>
      <text:p text:style-name="P2"/>
      <text:p text:style-name="P2">Here are some examples of modifying vs non-modifying function in the algorithms header. As you can see most non-modifying operators are searching and counting operations. Others like moving, removing, filling, and shuffling do modify the range. And others still like copy don’t modify the source, but do modify the destination. </text:p>
      <text:p text:style-name="P2"/>
      <text:p text:style-name="P2">Some can be used as both modifying and non-modifying, like for_each. </text:p>
      <text:p text:style-name="P2"/>
      <text:p text:style-name="P2">Lets talk about predicate functions. Some algorithms take in predicates, some are unary predicates which mean the operate on a single item, and some take binary predicates which means they operate on two items. For the functions that take in a unary predicate, like for_each, you can provide any callable object, be it a functor, lambda, std::function, or function pointer that satisfies the signature requirements of the predicate. A unary predicate usually take in a single value of type T&amp; (sometimes const) and returns true if it meets some requirement defined by function. </text:p>
      <text:p text:style-name="P2"/>
      <text:p text:style-name="P2">In the case of for_each, the returned value is actually ignored. It is expected to be some operation, either modifying or not, that will be run on each element of the sequence. </text:p>
      <text:p text:style-name="P2"/>
      <text:p text:style-name="P3"><text:span text:style-name="T1">Here is the signature of the for_each function. Note that for_each will return the UnaryFunction when it is complete. </text:span></text:p>
      <text:p text:style-name="P3"/>
      <text:p text:style-name="P4">&lt;show for_each.cpp&gt;</text:p>
      <text:p text:style-name="P4"/>
      <text:p text:style-name="P4">In the next video we will be continuing with sequence algorithms with part 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2-25T22:22:19.043394233</dc:date>
    <meta:editing-duration>PT46M49S</meta:editing-duration>
    <meta:editing-cycles>9</meta:editing-cycles>
    <meta:generator>LibreOffice/6.0.7.3$Linux_X86_64 LibreOffice_project/00m0$Build-3</meta:generator>
    <meta:document-statistic meta:table-count="0" meta:image-count="0" meta:object-count="0" meta:page-count="1" meta:paragraph-count="11" meta:word-count="420" meta:character-count="2514" meta:non-whitespace-character-count="2097"/>
  </office:meta>
</office:document-meta>
</file>